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office:version="1.2">
  <office:automatic-styles/>
  <office:body>
    <office:presentation>
      <draw:page draw:master-page-name="Default">
        <draw:frame svg:width="28cm" svg:height="3cm" svg:x="1cm" svg:y="1cm">
          <draw:text-box>
            <text:p text:style-name="Title">Thor Systems Project</text:p>
          </draw:text-box>
        </draw:frame>
        <draw:frame svg:width="28cm" svg:height="15cm" svg:x="1cm" svg:y="4cm">
          <draw:text-box>
            <text:p text:style-name="Content">University Project Presentation</text:p>
            <text:p text:style-name="Content">Hendrik Siemens</text:p>
            <text:p text:style-name="Content">Date: 	oday</text:p>
          </draw:text-box>
        </draw:frame>
      </draw:page>
      <draw:page draw:master-page-name="Default">
        <draw:frame svg:width="28cm" svg:height="3cm" svg:x="1cm" svg:y="1cm">
          <draw:text-box>
            <text:p text:style-name="Title">Table of Contents</text:p>
          </draw:text-box>
        </draw:frame>
        <draw:frame svg:width="28cm" svg:height="15cm" svg:x="1cm" svg:y="4cm">
          <draw:text-box>
            <text:p text:style-name="Content">Introduction</text:p>
            <text:p text:style-name="Content">Project Background</text:p>
            <text:p text:style-name="Content">System Architecture</text:p>
            <text:p text:style-name="Content">Implementation</text:p>
            <text:p text:style-name="Content">Results</text:p>
            <text:p text:style-name="Content">Conclusion</text:p>
          </draw:text-box>
        </draw:frame>
      </draw:page>
      <draw:page draw:master-page-name="Default">
        <draw:frame svg:width="28cm" svg:height="3cm" svg:x="1cm" svg:y="1cm">
          <draw:text-box>
            <text:p text:style-name="Title">Introduction</text:p>
          </draw:text-box>
        </draw:frame>
        <draw:frame svg:width="28cm" svg:height="15cm" svg:x="1cm" svg:y="4cm">
          <draw:text-box>
            <text:p text:style-name="Content">Project Overview</text:p>
            <text:p text:style-name="Content">Objectives</text:p>
            <text:p text:style-name="Content">Team Members</text:p>
          </draw:text-box>
        </draw:frame>
      </draw:page>
      <draw:page draw:master-page-name="Default">
        <draw:frame svg:width="28cm" svg:height="3cm" svg:x="1cm" svg:y="1cm">
          <draw:text-box>
            <text:p text:style-name="Title">Project Background</text:p>
          </draw:text-box>
        </draw:frame>
        <draw:frame svg:width="28cm" svg:height="15cm" svg:x="1cm" svg:y="4cm">
          <draw:text-box>
            <text:p text:style-name="Content">Motivation</text:p>
            <text:p text:style-name="Content">Initial Research</text:p>
            <text:p text:style-name="Content">Problem Statement</text:p>
          </draw:text-box>
        </draw:frame>
      </draw:page>
      <draw:page draw:master-page-name="Default">
        <draw:frame svg:width="28cm" svg:height="3cm" svg:x="1cm" svg:y="1cm">
          <draw:text-box>
            <text:p text:style-name="Title">System Architecture</text:p>
          </draw:text-box>
        </draw:frame>
        <draw:frame svg:width="28cm" svg:height="15cm" svg:x="1cm" svg:y="4cm">
          <draw:text-box>
            <text:p text:style-name="Content">Overview of the System</text:p>
            <text:p text:style-name="Content">Key Components</text:p>
            <text:p text:style-name="Content">Technologies Used</text:p>
          </draw:text-box>
        </draw:frame>
      </draw:page>
      <draw:page draw:master-page-name="Default">
        <draw:frame svg:width="28cm" svg:height="3cm" svg:x="1cm" svg:y="1cm">
          <draw:text-box>
            <text:p text:style-name="Title">Implementation</text:p>
          </draw:text-box>
        </draw:frame>
        <draw:frame svg:width="28cm" svg:height="15cm" svg:x="1cm" svg:y="4cm">
          <draw:text-box>
            <text:p text:style-name="Content">Development Process</text:p>
            <text:p text:style-name="Content">Challenges Faced</text:p>
            <text:p text:style-name="Content">Solutions Implemented</text:p>
          </draw:text-box>
        </draw:frame>
      </draw:page>
      <draw:page draw:master-page-name="Default">
        <draw:frame svg:width="28cm" svg:height="3cm" svg:x="1cm" svg:y="1cm">
          <draw:text-box>
            <text:p text:style-name="Title">Results</text:p>
          </draw:text-box>
        </draw:frame>
        <draw:frame svg:width="28cm" svg:height="15cm" svg:x="1cm" svg:y="4cm">
          <draw:text-box>
            <text:p text:style-name="Content">Data Analysis</text:p>
            <text:p text:style-name="Content">System Performance</text:p>
            <text:p text:style-name="Content">User Feedback</text:p>
          </draw:text-box>
        </draw:frame>
      </draw:page>
      <draw:page draw:master-page-name="Default">
        <draw:frame svg:width="28cm" svg:height="3cm" svg:x="1cm" svg:y="1cm">
          <draw:text-box>
            <text:p text:style-name="Title">Conclusion</text:p>
          </draw:text-box>
        </draw:frame>
        <draw:frame svg:width="28cm" svg:height="15cm" svg:x="1cm" svg:y="4cm">
          <draw:text-box>
            <text:p text:style-name="Content">Summary of Findings</text:p>
            <text:p text:style-name="Content">Future Work</text:p>
            <text:p text:style-name="Content">Acknowledgments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office:version="1.2">
  <office:styles>
    <style:style style:name="Title" style:family="paragraph" style:display-name="Title">
      <style:text-properties fo:font-size="32pt" fo:font-weight="bold"/>
    </style:style>
    <style:style style:name="Content" style:family="paragraph" style:display-name="Content">
      <style:text-properties fo:font-size="24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